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967a" officeooo:paragraph-rsid="0016967a" style:font-weight-asian="bold" style:font-weight-complex="bold"/>
    </style:style>
    <style:style style:name="P2" style:family="paragraph" style:parent-style-name="Standard">
      <style:text-properties fo:font-weight="bold" officeooo:rsid="001e0d89" officeooo:paragraph-rsid="001e0d89" style:font-weight-asian="bold" style:font-weight-complex="bold"/>
    </style:style>
    <style:style style:name="P3" style:family="paragraph" style:parent-style-name="Standard">
      <style:text-properties fo:font-weight="normal" officeooo:rsid="0019196b" officeooo:paragraph-rsid="0019196b" style:font-weight-asian="normal" style:font-weight-complex="normal"/>
    </style:style>
    <style:style style:name="P4" style:family="paragraph" style:parent-style-name="Standard">
      <style:text-properties fo:font-weight="normal" officeooo:rsid="0019461a" officeooo:paragraph-rsid="0019461a" style:font-weight-asian="normal" style:font-weight-complex="normal"/>
    </style:style>
    <style:style style:name="P5" style:family="paragraph" style:parent-style-name="Standard">
      <style:text-properties fo:font-weight="normal" officeooo:rsid="001a0c86" officeooo:paragraph-rsid="001a0c86" style:font-weight-asian="normal" style:font-weight-complex="normal"/>
    </style:style>
    <style:style style:name="P6" style:family="paragraph" style:parent-style-name="Standard">
      <style:text-properties fo:font-weight="normal" officeooo:rsid="001bd9cb" officeooo:paragraph-rsid="001bd9cb" style:font-weight-asian="normal" style:font-weight-complex="normal"/>
    </style:style>
    <style:style style:name="P7" style:family="paragraph" style:parent-style-name="Standard">
      <style:text-properties fo:font-weight="normal" officeooo:rsid="001cbeb3" officeooo:paragraph-rsid="001cbeb3" style:font-weight-asian="normal" style:font-weight-complex="normal"/>
    </style:style>
    <style:style style:name="P8" style:family="paragraph" style:parent-style-name="Standard">
      <style:text-properties fo:font-weight="normal" officeooo:rsid="001e0d89" officeooo:paragraph-rsid="001e0d89" style:font-weight-asian="normal" style:font-weight-complex="normal"/>
    </style:style>
    <style:style style:name="P9" style:family="paragraph" style:parent-style-name="Standard">
      <style:text-properties fo:font-weight="normal" officeooo:rsid="001f9412" officeooo:paragraph-rsid="001f9412" style:font-weight-asian="normal" style:font-weight-complex="normal"/>
    </style:style>
    <style:style style:name="P10" style:family="paragraph" style:parent-style-name="Standard">
      <style:text-properties fo:font-weight="normal" officeooo:rsid="00236620" officeooo:paragraph-rsid="00236620" style:font-weight-asian="normal" style:font-weight-complex="normal"/>
    </style:style>
    <style:style style:name="P11" style:family="paragraph" style:parent-style-name="Standard">
      <style:text-properties fo:font-weight="normal" officeooo:rsid="0023a1f9" officeooo:paragraph-rsid="0023a1f9" style:font-weight-asian="normal" style:font-weight-complex="normal"/>
    </style:style>
    <style:style style:name="P12" style:family="paragraph" style:parent-style-name="Standard">
      <style:text-properties fo:font-weight="normal" officeooo:rsid="0024fa16" officeooo:paragraph-rsid="0024fa16" style:font-weight-asian="normal" style:font-weight-complex="normal"/>
    </style:style>
    <style:style style:name="T1" style:family="text">
      <style:text-properties officeooo:rsid="001a0c86"/>
    </style:style>
    <style:style style:name="T2" style:family="text">
      <style:text-properties officeooo:rsid="001da89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26cb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zing network connectivity</text:p>
      <text:p text:style-name="P3"/>
      <text:p text:style-name="P3">ip route show</text:p>
      <text:p text:style-name="P3">dhclient</text:p>
      <text:p text:style-name="P3">ip addr</text:p>
      <text:p text:style-name="P3">netstat -i <text:span text:style-name="T1">(display all network intefaces along with usage stats)s</text:span></text:p>
      <text:p text:style-name="P4">route</text:p>
      <text:p text:style-name="P5">netstat -l (display all network ports)</text:p>
      <text:p text:style-name="P1"/>
      <text:p text:style-name="P1">configuring dns</text:p>
      <text:p text:style-name="P6">host “website address” (shows the ip address of a website)</text:p>
      <text:p text:style-name="P7">ping 8.8.8.8 <text:span text:style-name="T2">(ping google server)</text:span></text:p>
      <text:p text:style-name="P2"><text:span text:style-name="T3"/></text:p>
      <text:p text:style-name="P8">systemd-resolve –status (show dns records in your network)</text:p>
      <text:p text:style-name="P9">cat /etc/hosts (manually create your own dns server)</text:p>
      <text:p text:style-name="P1"/>
      <text:p text:style-name="P1">ssh remote sessions <text:span text:style-name="T5">(secure remote connections)</text:span></text:p>
      <text:p text:style-name="P10">openssh</text:p>
      <text:p text:style-name="P11">cd <text:span text:style-name="T3">/etc/ssh (configure )</text:span></text:p>
      <text:p text:style-name="P12"><text:span text:style-name="T3">sudo nano ssh_config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7:30:55.428813658</meta:creation-date>
    <meta:generator>LibreOffice/6.0.7.3$Linux_X86_64 LibreOffice_project/00m0$Build-3</meta:generator>
    <dc:date>2020-04-06T19:53:43.965456708</dc:date>
    <meta:editing-duration>PT2H12M31S</meta:editing-duration>
    <meta:editing-cycles>14</meta:editing-cycles>
    <meta:document-statistic meta:table-count="0" meta:image-count="0" meta:object-count="0" meta:page-count="1" meta:paragraph-count="16" meta:word-count="73" meta:character-count="482" meta:non-whitespace-character-count="424"/>
  </office:meta>
</office:document-meta>
</file>